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name="T3" style:parent-style-name="Fuentedepárrafopredeter." style:family="text">
      <style:text-properties fo:font-size="12pt" style:font-size-asian="12pt" style:font-size-complex="12pt"/>
    </style:style>
    <style:style style:name="T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T1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T1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T1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T2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Fuentedepárrafopredeter." style:family="text">
      <style:text-properties fo:font-size="12pt" style:font-size-asian="12pt" style:font-size-complex="12pt"/>
    </style:style>
    <style:style style:name="T2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T3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Normal" style:family="paragraph">
      <style:paragraph-properties fo:text-align="justify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T3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T39" style:parent-style-name="Fuentedepárrafopredeter." style:family="text">
      <style:text-properties fo:font-size="12pt" style:font-size-asian="12pt" style:font-size-complex="12pt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4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Fuentedepárrafopredeter." style:family="text">
      <style:text-properties fo:font-size="12pt" style:font-size-asian="12pt" style:font-size-complex="12pt"/>
    </style:style>
    <style:style style:name="P43" style:parent-style-name="Normal" style:family="paragraph">
      <style:paragraph-properties fo:text-align="justify"/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T4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T4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Fuentedepárrafopredeter." style:family="text"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</style:style>
    <style:style style:name="T50" style:parent-style-name="Fuentedepárrafopredeter." style:family="text">
      <style:text-properties fo:font-size="12pt" style:font-size-asian="12pt" style:font-size-complex="12pt"/>
    </style:style>
    <style:style style:name="T5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2" style:parent-style-name="Fuentedepárrafopredeter." style:family="text">
      <style:text-properties fo:font-size="12pt" style:font-size-asian="12pt" style:font-size-complex="12pt"/>
    </style:style>
    <style:style style:name="T53" style:parent-style-name="Fuentedepárrafopredeter." style:family="text">
      <style:text-properties fo:font-size="12pt" style:font-size-asian="12pt" style:font-size-complex="12pt"/>
    </style:style>
    <style:style style:name="T5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Fuentedepárrafopredeter." style:family="text">
      <style:text-properties fo:font-size="12pt" style:font-size-asian="12pt" style:font-size-complex="12pt"/>
    </style:style>
    <style:style style:name="T5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T6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Fuentedepárrafopredeter." style:family="text"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/>
    </style:style>
    <style:style style:name="T63" style:parent-style-name="Fuentedepárrafopredeter." style:family="text">
      <style:text-properties fo:font-size="12pt" style:font-size-asian="12pt" style:font-size-complex="12pt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T6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T6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Fuentedepárrafopredeter." style:family="text">
      <style:text-properties fo:font-size="12pt" style:font-size-asian="12pt" style:font-size-complex="12pt"/>
    </style:style>
    <style:style style:name="T7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P7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5" style:parent-style-name="Normal" style:family="paragraph">
      <style:paragraph-properties fo:text-align="justify"/>
    </style:style>
    <style:style style:name="T76" style:parent-style-name="Fuentedepárrafopredeter." style:family="text">
      <style:text-properties fo:background-color="#DEF2F8"/>
    </style:style>
    <style:style style:name="T77" style:parent-style-name="Fuentedepárrafopredeter." style:family="text">
      <style:text-properties fo:background-color="#DEF2F8"/>
    </style:style>
    <style:style style:name="T78" style:parent-style-name="Fuentedepárrafopredeter." style:family="text">
      <style:text-properties fo:background-color="#DEF2F8"/>
    </style:style>
    <style:style style:name="T79" style:parent-style-name="Fuentedepárrafopredeter." style:family="text">
      <style:text-properties fo:background-color="#DEF2F8"/>
    </style:style>
    <style:style style:name="T80" style:parent-style-name="Fuentedepárrafopredeter." style:family="text">
      <style:text-properties fo:background-color="#DEF2F8"/>
    </style:style>
    <style:style style:name="T81" style:parent-style-name="Fuentedepárrafopredeter." style:family="text">
      <style:text-properties fo:background-color="#DEF2F8"/>
    </style:style>
    <style:style style:name="T82" style:parent-style-name="Fuentedepárrafopredeter." style:family="text">
      <style:text-properties fo:background-color="#DEF2F8"/>
    </style:style>
    <style:style style:name="T83" style:parent-style-name="Fuentedepárrafopredeter." style:family="text">
      <style:text-properties fo:background-color="#DEF2F8"/>
    </style:style>
    <style:style style:name="T84" style:parent-style-name="Fuentedepárrafopredeter." style:family="text">
      <style:text-properties fo:background-color="#DEF2F8"/>
    </style:style>
    <style:style style:name="T85" style:parent-style-name="Fuentedepárrafopredeter." style:family="text">
      <style:text-properties fo:background-color="#DEF2F8"/>
    </style:style>
    <style:style style:name="T86" style:parent-style-name="Fuentedepárrafopredeter." style:family="text">
      <style:text-properties fo:background-color="#DEF2F8"/>
    </style:style>
    <style:style style:name="T87" style:parent-style-name="Fuentedepárrafopredeter." style:family="text">
      <style:text-properties fo:background-color="#DEF2F8"/>
    </style:style>
    <style:style style:name="T88" style:parent-style-name="Fuentedepárrafopredeter." style:family="text">
      <style:text-properties fo:background-color="#DEF2F8"/>
    </style:style>
    <style:style style:name="T89" style:parent-style-name="Fuentedepárrafopredeter." style:family="text">
      <style:text-properties fo:background-color="#DEF2F8"/>
    </style:style>
    <style:style style:name="T90" style:parent-style-name="Fuentedepárrafopredeter." style:family="text">
      <style:text-properties fo:background-color="#DEF2F8"/>
    </style:style>
    <style:style style:name="T91" style:parent-style-name="Fuentedepárrafopredeter." style:family="text">
      <style:text-properties fo:background-color="#DEF2F8"/>
    </style:style>
    <style:style style:name="T92" style:parent-style-name="Fuentedepárrafopredeter." style:family="text">
      <style:text-properties fo:background-color="#DEF2F8"/>
    </style:style>
    <style:style style:name="T93" style:parent-style-name="Fuentedepárrafopredeter." style:family="text">
      <style:text-properties fo:background-color="#DEF2F8"/>
    </style:style>
    <style:style style:name="T94" style:parent-style-name="Fuentedepárrafopredeter." style:family="text">
      <style:text-properties fo:background-color="#DEF2F8"/>
    </style:style>
    <style:style style:name="T95" style:parent-style-name="Fuentedepárrafopredeter." style:family="text">
      <style:text-properties fo:background-color="#DEF2F8"/>
    </style:style>
    <style:style style:name="T96" style:parent-style-name="Fuentedepárrafopredeter." style:family="text">
      <style:text-properties fo:background-color="#DEF2F8"/>
    </style:style>
    <style:style style:name="T97" style:parent-style-name="Fuentedepárrafopredeter." style:family="text">
      <style:text-properties fo:background-color="#DEF2F8"/>
    </style:style>
    <style:style style:name="T98" style:parent-style-name="Fuentedepárrafopredeter." style:family="text">
      <style:text-properties fo:background-color="#DEF2F8"/>
    </style:style>
    <style:style style:name="T99" style:parent-style-name="Fuentedepárrafopredeter." style:family="text">
      <style:text-properties fo:background-color="#DEF2F8"/>
    </style:style>
    <style:style style:name="T100" style:parent-style-name="Fuentedepárrafopredeter." style:family="text">
      <style:text-properties fo:background-color="#DEF2F8"/>
    </style:style>
    <style:style style:name="T101" style:parent-style-name="Fuentedepárrafopredeter." style:family="text">
      <style:text-properties fo:background-color="#DEF2F8"/>
    </style:style>
    <style:style style:name="T102" style:parent-style-name="Fuentedepárrafopredeter." style:family="text">
      <style:text-properties fo:background-color="#DEF2F8"/>
    </style:style>
    <style:style style:name="T103" style:parent-style-name="Fuentedepárrafopredeter." style:family="text">
      <style:text-properties fo:background-color="#DEF2F8"/>
    </style:style>
    <style:style style:name="T104" style:parent-style-name="Fuentedepárrafopredeter." style:family="text">
      <style:text-properties fo:background-color="#DEF2F8"/>
    </style:style>
    <style:style style:name="T105" style:parent-style-name="Fuentedepárrafopredeter." style:family="text">
      <style:text-properties fo:background-color="#DEF2F8"/>
    </style:style>
    <style:style style:name="T106" style:parent-style-name="Fuentedepárrafopredeter." style:family="text">
      <style:text-properties fo:background-color="#DEF2F8"/>
    </style:style>
    <style:style style:name="T107" style:parent-style-name="Fuentedepárrafopredeter." style:family="text">
      <style:text-properties fo:background-color="#DEF2F8"/>
    </style:style>
    <style:style style:name="T108" style:parent-style-name="Fuentedepárrafopredeter." style:family="text">
      <style:text-properties fo:background-color="#DEF2F8"/>
    </style:style>
    <style:style style:name="T109" style:parent-style-name="Fuentedepárrafopredeter." style:family="text">
      <style:text-properties fo:background-color="#DEF2F8"/>
    </style:style>
    <style:style style:name="T110" style:parent-style-name="Fuentedepárrafopredeter." style:family="text">
      <style:text-properties fo:background-color="#DEF2F8"/>
    </style:style>
    <style:style style:name="T111" style:parent-style-name="Fuentedepárrafopredeter." style:family="text">
      <style:text-properties fo:background-color="#DEF2F8"/>
    </style:style>
    <style:style style:name="T112" style:parent-style-name="Fuentedepárrafopredeter." style:family="text">
      <style:text-properties fo:background-color="#DEF2F8"/>
    </style:style>
    <style:style style:name="T113" style:parent-style-name="Fuentedepárrafopredeter." style:family="text">
      <style:text-properties fo:background-color="#DEF2F8"/>
    </style:style>
    <style:style style:name="T114" style:parent-style-name="Fuentedepárrafopredeter." style:family="text">
      <style:text-properties fo:background-color="#DEF2F8"/>
    </style:style>
    <style:style style:name="T115" style:parent-style-name="Fuentedepárrafopredeter." style:family="text">
      <style:text-properties fo:background-color="#DEF2F8"/>
    </style:style>
    <style:style style:name="T116" style:parent-style-name="Fuentedepárrafopredeter." style:family="text">
      <style:text-properties fo:background-color="#DEF2F8"/>
    </style:style>
    <style:style style:name="T117" style:parent-style-name="Fuentedepárrafopredeter." style:family="text">
      <style:text-properties fo:background-color="#DEF2F8"/>
    </style:style>
  </office:automatic-styles>
  <office:body>
    <office:text text:use-soft-page-breaks="true">
      <text:p text:style-name="P1"><text:span text:style-name="T2">1-</text:span><text:span text:style-name="T3"> Modificar el problema de los fumadores de la práctica 1 (semáforos) de la siguiente manera (el archivo se debe llamar “</text:span><text:span text:style-name="T4">fuma_ex.cpp</text:span><text:span text:style-name="T5">”):</text:span></text:p>
      <text:p text:style-name="P6"><text:span text:style-name="T7">Habrá un<text:s/></text:span><text:span text:style-name="T8">nuevo estanquero</text:span><text:span text:style-name="T9"><text:s/>en el problema (con lo que ahora hay<text:s/></text:span><text:span text:style-name="T10">estanquero1 y estanquero2</text:span><text:span text:style-name="T11">).<text:s/></text:span><text:span text:style-name="T12">Se van<text:s/></text:span><text:span text:style-name="T13">turnando</text:span><text:span text:style-name="T14"><text:s/>entre ellos de la siguiente manera:</text:span></text:p>
      <text:p text:style-name="P15"><text:span text:style-name="T16">-<text:s/></text:span><text:span text:style-name="T17">Cada vez que el estanquero1 genera dos veces seguidas el mismo ingrediente</text:span><text:span text:style-name="T18">, le toca<text:s/></text:span><text:span text:style-name="T19">descansar</text:span><text:span text:style-name="T20"><text:s/>y<text:s/></text:span><text:span text:style-name="T21">la labor del estanquero pasa a ser desempeñada por el estanquero2</text:span><text:span text:style-name="T22">.</text:span></text:p>
      <text:p text:style-name="P23"><text:span text:style-name="T24">-<text:s/></text:span><text:span text:style-name="T25">Cada vez que el estanquero2 genera cuatro in</text:span><text:span text:style-name="T26">gredientes</text:span><text:span text:style-name="T27">, le toca<text:s/></text:span><text:span text:style-name="T28">descansar</text:span><text:span text:style-name="T29"><text:s/>y la<text:s/></text:span><text:span text:style-name="T30">labor del estanquero pasa a ser desempeñada por el estanquero1</text:span><text:span text:style-name="T31">.</text:span></text:p>
      <text:p text:style-name="P32"><text:span text:style-name="T33">- El<text:s/></text:span><text:span text:style-name="T34">estanquero1 es el que comienza poniendo ingredientes</text:span><text:span text:style-name="T35">.</text:span></text:p>
      <text:p text:style-name="P36"/>
      <text:p text:style-name="P37"><text:span text:style-name="T38">2-<text:s/></text:span><text:span text:style-name="T39">Modificar el problema de los lectores-escritores de la práctica 2 (monitores) de la siguiente ma</text:span><text:span text:style-name="T40">nera (el archivo se debe llamar “</text:span><text:span text:style-name="T41">lec_esc_ex.cpp</text:span><text:span text:style-name="T42">”):</text:span></text:p>
      <text:p text:style-name="P43"><text:span text:style-name="T44">- En el<text:s/></text:span><text:span text:style-name="T45">procedimiento “fin_escritura”, la prioridad debe ser de los escritores</text:span><text:span text:style-name="T46">. El<text:s/></text:span><text:span text:style-name="T47">número de procesos lectores será cinco y el de escritores, siete</text:span><text:span text:style-name="T48">.</text:span></text:p>
      <text:p text:style-name="P49"><text:span text:style-name="T50">- Se debe crear una<text:s/></text:span><text:span text:style-name="T51">nueva hebra “fumigadora”</text:span><text:span text:style-name="T52">, que será u</text:span><text:span text:style-name="T53">n<text:s/></text:span><text:span text:style-name="T54">ciclo infinito</text:span><text:span text:style-name="T55"><text:s/>y cuyo código será solamente un<text:s/></text:span><text:span text:style-name="T56">nuevo procedimiento del monitor que se llama “fumigar</text:span><text:span text:style-name="T57">”, seguido de un<text:s/></text:span><text:span text:style-name="T58">retardo aleatorio que simula la fumigación</text:span><text:span text:style-name="T59">. La hebra “</text:span><text:span text:style-name="T60">fumigadora” debe estar bloqueada siempre que no haya que hacer la fumigación</text:span><text:span text:style-name="T61">.</text:span></text:p>
      <text:p text:style-name="P62"><text:span text:style-name="T63">- Hay</text:span><text:span text:style-name="T64"><text:s/>que hacer una<text:s/></text:span><text:span text:style-name="T65">fumigación cada vez que haya cuatro accesos completados de escritura seguidos</text:span><text:span text:style-name="T66"><text:s/>(es decir, sin ningún acceso de lectura entre ellos)</text:span></text:p>
      <text:p text:style-name="P67"><text:span text:style-name="T68">-<text:s/></text:span><text:span text:style-name="T69">Cada vez que haya una fumigación se debe indicar con un mensaje</text:span><text:span text:style-name="T70">, cuál es el<text:s/></text:span><text:span text:style-name="T71">identificador del cuarto proceso</text:span><text:span text:style-name="T72"><text:s/>escritor que ha accedido al recurso</text:span><text:span text:style-name="T73">.</text:span></text:p>
      <text:p text:style-name="P74"/>
      <text:p text:style-name="P75"><text:span text:style-name="T76">3-<text:s/></text:span><text:span text:style-name="T77">Un<text:s/></text:span><text:span text:style-name="T78">programa concurrente está formado por pacientes</text:span><text:span text:style-name="T79"><text:s/>(ciclos infinitos) que acuden a una clínica dental. Los clientes acuden por<text:s/></text:span><text:span text:style-name="T80">dos motivos</text:span><text:span text:style-name="T81"><text:s/>(</text:span><text:span text:style-name="T82">limpieza bucal o empaste de muela</text:span><text:span text:style-name="T83">). Inicialmente,<text:s/></text:span><text:span text:style-name="T84">los pacientes<text:s/></text:span><text:span text:style-name="T85">deciden de forma aleatoria el motivo de la visita a la clínica</text:span><text:span text:style-name="T86">. En la clínica hay<text:s/></text:span><text:span text:style-name="T87">dos tipos de profesionales trabajando, cuatro higienistas dentales</text:span><text:span text:style-name="T88"><text:s/>(</text:span><text:span text:style-name="T89">que solo realizan limpiezas bucales</text:span><text:span text:style-name="T90">) y<text:s/></text:span><text:span text:style-name="T91">dos dentistas</text:span><text:span text:style-name="T92"><text:s/>(</text:span><text:span text:style-name="T93">que solo realizan empastes</text:span><text:span text:style-name="T94">), en ambos casos<text:s/></text:span><text:span text:style-name="T95">se consi</text:span><text:span text:style-name="T96">deran recursos del problema (no hebras)</text:span><text:span text:style-name="T97"><text:s/>que<text:s/></text:span><text:span text:style-name="T98">solo pueden ser accedidos por un paciente en cada momento</text:span><text:span text:style-name="T99">. En los<text:s/></text:span><text:span text:style-name="T100">pacientes, el tiempo de consulta y la parte de código fuera de la clínica se simulan con retardos aleatorios</text:span><text:span text:style-name="T101">. Los<text:s/></text:span><text:span text:style-name="T102">límites temporales para el retar</text:span><text:span text:style-name="T103">do aleatorio de los empastes</text:span><text:span text:style-name="T104"><text:s/>deberán ser<text:s/></text:span><text:span text:style-name="T105">el doble</text:span><text:span text:style-name="T106"><text:s/>que el de los<text:s/></text:span><text:span text:style-name="T107">límites para el retardo de las limpiezas bucales</text:span><text:span text:style-name="T108">. Habrá<text:s/></text:span><text:span text:style-name="T109">catorce hebras paciente</text:span><text:span text:style-name="T110">. Implementar dicho programa (el archivo se deberá llamar “</text:span><text:span text:style-name="T111">ejercicio3.cpp</text:span><text:span text:style-name="T112">”) con un<text:s/></text:span><text:span text:style-name="T113">monitor</text:span><text:span text:style-name="T114"><text:s/>de acuerdo al siguient</text:span><text:span text:style-name="T115">e esquema. </text:span><text:span text:style-name="T116">Incluir mensajes que permitan seguir la traza del programa</text:span><text:span text:style-name="T11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>Enunciados del examen SCD P1 y P2</text:p>
      </style:header>
      <style:footer>
        <text:p text:style-name="Piedepágina">pr0gramming_3128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ose Rubia Lopez</meta:initial-creator>
    <dc:creator>Victor Jose Rubia Lopez</dc:creator>
    <meta:creation-date>2020-11-20T08:34:00Z</meta:creation-date>
    <dc:date>2020-11-20T16:16:00Z</dc:date>
    <meta:template xlink:href="Normal.dotm" xlink:type="simple"/>
    <meta:editing-cycles>2</meta:editing-cycles>
    <meta:editing-duration>PT9240S</meta:editing-duration>
    <meta:document-statistic meta:page-count="1" meta:paragraph-count="5" meta:word-count="400" meta:character-count="2597" meta:row-count="18" meta:non-whitespace-character-count="2202"/>
  </office:meta>
</office:document-meta>
</file>